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00/00/00</text:date>, <text:time style:data-style-name="N2" text:time-value="19:18:56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23T20:30:08.418000000</dc:date>
    <meta:editing-duration>PT13H29M15S</meta:editing-duration>
    <meta:editing-cycles>23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


Function research___multibyte___extract_initial_consonant '초성 : initial_consonant

	Dim s as String : s = "가나민a1"
	Dim b() as Byte
	
	Dim result as String
	
	Dim i as Integer
	For i = 1 To 4
		b = Mid( s, i, 1 )
		
		result = result &amp; "+ " &amp; b &amp; Chr( 10 ) &amp; "0 : " &amp; b( 0 ) &amp; Chr( 10 ) &amp; "1 : " &amp; b( 1 ) &amp; Chr( 10 ) &amp; Extract_InitialConsonant( b ) &amp; Chr( 10 ) &amp; Chr( 10 )
	Next i
	
	MsgBox( result )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'
	' 한글 결합식
	'
	' (초성 인덱스 * 21 + 중성 인덱스) * 28 + 종성 인덱스 + 0xAC00( 44032 : 가 )
	'
	
	'
	' 가 : 44032
	' 각 항목의 인덱스가 모두 0 일때 '가' 이다.
	'
	i = i - 44032
	
	'
	' 종성 떨구기
	'
	i = i / 28
	
	'
	' 중성 떨구기
	'
	i = i / 21
	
	Extract_InitialConsonant = i
	
End Function



Function research___multibyte___extract_vowel '모음 : vowel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